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gunta 0.</text:p>
      <text:p text:style-name="P1"/>
      <text:p text:style-name="P3">g) Considere ahora un tipo de datos más general Gen a, con n constructores diferentes. ¿Si se quisiera crear una función plegarGen, con un comportamiento similar al de plegarOrigami, cuántas funciones debe tomar como argumento (además del valor de tipo Gen que se desea plegar)?</text:p>
      <text:p text:style-name="P1"/>
      <text:p text:style-name="P1">plegarGen debe tomar como argumentos una función por cada constructor que tenga, pues deben considerarse todos los posibles casos de Gen.</text:p>
      <text:p text:style-name="P1"/>
      <text:p text:style-name="P3">h) Considere ahora el caso especial donde hay 2 posibles constructores.</text:p>
      <text:p text:style-name="P1"/>
      <text:p text:style-name="P1">data [a] = (:) a [a]</text:p>
      <text:p text:style-name="P1"><text:tab/> <text:s/>| []</text:p>
      <text:p text:style-name="P1"/>
      <text:p text:style-name="P1">¿Qué función predefinida sobre listas, en el Preludio de Haskell, tiene una firma y un comportamiento</text:p>
      <text:p text:style-name="P1">equivalente al de implementar una función de plegado para el tipo propuesto?</text:p>
      <text:p text:style-name="P1"/>
      <text:p text:style-name="P1">La función foldr tiene un comportamiento similar al del tipo propuesto.</text:p>
      <text:p text:style-name="P1"/>
      <text:p text:style-name="P4">Pregunta 1.</text:p>
      <text:p text:style-name="P1"/>
      <text:p text:style-name="P3">a) ¿Por qué se tomó (Imperativo s) como la instancia para el monad y no simplemente Imperativo?</text:p>
      <text:p text:style-name="P1"/>
      <text:p text:style-name="P1">Los elementos que son instancia de Monad reciben exactamente un parámetro de tipo para producir un tipo concreto. Se utiliza el nombre s para el atributo que es instancia de Monad, para tener una manera genérica de referirse a él. En esta definición, s recibe tipos como parámetros cuando se escribe algo del tipo s a o s b, de manera que s debe transformar un tipo concreto en otra cosa. El atributo s tiene que tomar un tipo concreto como parámetro y el “resultado” de esa aplicación debe ser un tipo concreto. De manera que s tiene que tener el kind &lt;&lt;* -&gt; *&gt;&gt;, que es el kind de las cosas que pueden ser instancia de Monad.</text:p>
      <text:p text:style-name="P1"/>
      <text:p text:style-name="P3">b) Diga las firmas para las funciones return, &gt;&gt;=, &gt;&gt; y fail para el caso especial del monad (Imperativo s)</text:p>
      <text:p text:style-name="P1"/>
      <text:p text:style-name="P1">return :: a -&gt; Imperativo s a</text:p>
      <text:p text:style-name="P1"/>
      <text:p text:style-name="P1">&gt;&gt;= :: Imperativo s a -&gt; (a -&gt; Imperativo s b) -&gt; Imperativo s b</text:p>
      <text:p text:style-name="P1"/>
      <text:p text:style-name="P1">&gt;&gt; :: Imperativo s a -&gt; Imperativo s b -&gt; Imperativo s b</text:p>
      <text:p text:style-name="P1"/>
      <text:p text:style-name="P1">fail :: String -&gt; Imperativo s a</text:p>
      <text:p text:style-name="P1"/>
      <text:p text:style-name="P3">c) Implemente la función return de tal forma que inyecte el argumento pasado como argumento, dejando el estado inicial intacto. Esto es, dado un estado inicial, el resultado debe ser el argumento pasado junto al estado inicial sin cambios.</text:p>
      <text:p text:style-name="P3"/>
      <text:p text:style-name="P1"><text:soft-page-break/>return valor = Imperativo (\ inicial -&gt; (valor, inicial))</text:p>
      <text:p text:style-name="P1"/>
      <text:p text:style-name="P1"/>
      <text:p text:style-name="P1"/>
      <text:p text:style-name="P1"/>
      <text:p text:style-name="P1"/>
      <text:p text:style-name="P3">d) Complete la implementación de la función &gt;&gt;= que se da a continuación:</text:p>
      <text:list xml:id="list359403571" text:style-name="L1">
        <text:list-header>
          <text:p text:style-name="P2"/>
        </text:list-header>
      </text:list>
      <text:p text:style-name="P1">(Imperativo programa) &gt;&gt;= transformador =</text:p>
      <text:p text:style-name="P1"><text:tab/>Imperativo $ \estadoInicial -&gt;</text:p>
      <text:p text:style-name="P1"><text:tab/><text:tab/>let (resultado, nuevoEstado) <text:s text:c="6"/>= programa estadoInicial</text:p>
      <text:p text:style-name="P1"><text:tab/><text:tab/> <text:s text:c="4"/>(Imperativo nuevoPrograma) = transformador resultado</text:p>
      <text:p text:style-name="P1"><text:tab/><text:tab/>in nuevoPrograma nuevoEstado</text:p>
      <text:p text:style-name="P1"/>
      <text:p text:style-name="P1">d) Demuestre que las tres leyes monádicas se cumplen para el monad (Imperativo s).</text:p>
      <text:p text:style-name="P1"/>
      <text:p text:style-name="P3">Leyes Monádicas</text:p>
      <text:p text:style-name="P5">return x &gt;&gt;= f = f x</text:p>
      <text:p text:style-name="P5">m &gt;&gt;= return = m</text:p>
      <text:p text:style-name="P5">(f &gt;&gt;= g) &gt;&gt; = h <text:span text:style-name="T1">equivale</text:span> f &gt;&gt;= (\x -&gt; g x &gt;&gt;= h)</text:p>
      <text:p text:style-name="P1"/>
      <text:p text:style-name="P1">Pregunta 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2:37:52</meta:creation-date>
    <dc:date>2012-11-01T18:16:09</dc:date>
    <meta:editing-duration>PT3H7M2S</meta:editing-duration>
    <meta:editing-cycles>12</meta:editing-cycles>
    <meta:generator>LibreOffice/3.4$Linux LibreOffice_project/340m1$Build-402</meta:generator>
    <meta:document-statistic meta:table-count="0" meta:image-count="0" meta:object-count="0" meta:page-count="2" meta:paragraph-count="31" meta:word-count="454" meta:character-count="2598" meta:non-whitespace-character-count="2133"/>
  </office:meta>
</office:document-meta>
</file>